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Display O" svg:font-family="'Linux Libertine Display O'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subtitle">
      <style:graphic-properties draw:fill-color="#ffffff" fo:min-height="19.3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textarea-vertical-align="top" fo:min-height="21.046cm"/>
    </style:style>
    <style:style style:name="pr4" style:family="presentation" style:parent-style-name="Default-subtitle">
      <style:graphic-properties draw:fill-color="#ffffff" draw:textarea-vertical-align="top" fo:min-height="19.34cm"/>
    </style:style>
    <style:style style:name="pr5" style:family="presentation" style:parent-style-name="Default-subtitle">
      <style:graphic-properties draw:fill-color="#ffffff" draw:textarea-vertical-align="top" fo:min-height="26.32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Linux Libertine Display O"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text-properties fo:font-style="italic" style:font-style-asian="italic" style:font-style-complex="italic"/>
    </style:style>
    <style:style style:name="P5" style:family="paragraph">
      <style:paragraph-properties fo:text-align="start"/>
      <style:text-properties fo:font-size="26pt" style:font-size-asian="26pt" style:font-size-complex="26pt"/>
    </style:style>
    <style:style style:name="P6" style:family="paragraph">
      <loext:graphic-properties draw:fill-color="#ffffff"/>
      <style:paragraph-properties fo:text-align="start"/>
      <style:text-properties style:font-name="Linux Libertine Display O" fo:font-size="26pt" style:font-size-asian="26pt" style:font-size-complex="26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style:font-name="Linux Libertine Display O" fo:font-size="32pt"/>
    </style:style>
    <style:style style:name="P9" style:family="paragraph">
      <style:paragraph-properties fo:text-align="start"/>
      <style:text-properties fo:font-size="36pt" style:font-size-asian="36pt" style:font-size-complex="36pt"/>
    </style:style>
    <style:style style:name="P10" style:family="paragraph">
      <style:paragraph-properties fo:text-align="center"/>
      <style:text-properties fo:font-size="36pt" style:font-size-asian="36pt" style:font-size-complex="36pt"/>
    </style:style>
    <style:style style:name="P11" style:family="paragraph">
      <loext:graphic-properties draw:fill-color="#ffffff"/>
      <style:paragraph-properties fo:text-align="center"/>
      <style:text-properties style:font-name="Linux Libertine Display O" fo:font-size="36pt" style:font-size-asian="36pt" style:font-size-complex="36pt"/>
    </style:style>
    <style:style style:name="P12" style:family="paragraph">
      <loext:graphic-properties draw:fill-color="#ffffff"/>
      <style:paragraph-properties fo:text-align="center"/>
      <style:text-properties style:font-name="Linux Libertine Display O" fo:font-size="50pt" style:font-size-asian="50pt" style:font-size-complex="5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nux Libertine Display O" fo:font-size="48pt" fo:font-style="normal" fo:text-shadow="none" style:text-underline-style="none" fo:font-weight="normal" style:letter-kerning="true" fo:background-color="transparent" style:font-name-asian="AR PL SungtiL GB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nux Libertine Display O" fo:font-size="48pt" style:font-size-asian="48pt" style:font-size-complex="4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TlwgTypewriter" fo:font-size="48pt" fo:font-style="normal" fo:text-shadow="none" style:text-underline-style="none" fo:font-weight="normal" style:letter-kerning="true" fo:background-color="transparent" style:font-name-asian="AR PL SungtiL GB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nux Libertine Display O" fo:font-size="26pt" style:font-size-asian="26pt" style:font-size-complex="2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style:font-name="Linux Libertine Display O" fo:font-size="32pt" style:font-size-asian="32pt" style:font-size-complex="32pt"/>
    </style:style>
    <style:style style:name="T8" style:family="text">
      <style:text-properties style:font-name="TlwgTypewriter" fo:font-size="26pt" style:font-size-asian="26pt" style:font-size-complex="26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nux Libertine Display O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nux Libertine Display O" fo:font-size="26pt" fo:font-style="normal" fo:text-shadow="none" style:text-underline-style="none" fo:font-weight="normal" style:letter-kerning="true" fo:background-color="transparent" style:font-name-asian="AR PL SungtiL GB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TlwgTypewriter" fo:font-size="26pt" fo:font-style="normal" fo:text-shadow="none" style:text-underline-style="none" fo:font-weight="normal" style:letter-kerning="true" fo:background-color="transparent" style:font-name-asian="AR PL SungtiL GB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fo:font-size="26pt" fo:font-style="normal" fo:text-shadow="none" style:text-underline-style="none" fo:font-weight="normal" style:letter-kerning="true" fo:background-color="transparent" style:font-name-asian="AR PL SungtiL GB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inux Libertine Display O" fo:font-size="44pt" style:font-size-asian="44pt" style:font-size-complex="44pt"/>
    </style:style>
    <style:style style:name="T14" style:family="text">
      <style:text-properties style:font-name="Linux Libertine Display O" fo:font-size="40pt" style:font-size-asian="40pt" style:font-size-complex="40pt"/>
    </style:style>
    <style:style style:name="T15" style:family="text">
      <style:text-properties style:font-name="Linux Libertine Display O" fo:font-size="30pt" style:font-size-asian="30pt" style:font-size-complex="30pt"/>
    </style:style>
    <style:style style:name="T16" style:family="text">
      <style:text-properties style:font-name="Linux Libertine Display O" fo:font-size="36pt" style:font-size-asian="36pt" style:font-size-complex="36pt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style:font-name="TlwgTypewriter" fo:font-size="20pt" style:font-size-asian="20pt" style:font-size-complex="20pt"/>
    </style:style>
    <style:style style:name="T19" style:family="text">
      <style:text-properties style:font-name="Linux Libertine Display O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9.34cm" svg:x="1.016cm" svg:y="1.234cm" presentation:class="subtitle" presentation:user-transformed="true">
          <draw:text-box>
            <text:p text:style-name="P1"><text:span text:style-name="T1">Use Open Source</text:span></text:p>
            <text:p text:style-name="P1"><text:span text:style-name="T2">Make Open Source</text:span></text:p>
            <text:p text:style-name="P1"><text:span text:style-name="T2">Share Open Source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19.34cm" svg:x="1.016cm" svg:y="1.234cm" presentation:class="subtitle" presentation:user-transformed="true">
          <draw:text-box>
            <text:p text:style-name="P1"><text:span text:style-name="T1">Use Open Source*</text:span></text:p>
            <text:p text:style-name="P1"><text:span text:style-name="T2">Make Open Source*</text:span></text:p>
            <text:p text:style-name="P1"><text:span text:style-name="T2">Share Open Source*</text:span></text:p>
            <text:p text:style-name="P1"><text:span text:style-name="T2"/></text:p>
          </draw:text-box>
        </draw:frame>
        <draw:frame draw:style-name="gr2" draw:text-style-name="P4" draw:layer="layout" svg:width="10.668cm" svg:height="0.962cm" svg:x="14.732cm" svg:y="18.796cm">
          <draw:text-box>
            <text:p>* repeat <text:span text:style-name="T3">ad infinitu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199cm" svg:height="19.34cm" svg:x="1.016cm" svg:y="1.234cm" presentation:class="subtitle" presentation:user-transformed="true">
          <draw:text-box>
            <text:p text:style-name="P1"><text:span text:style-name="T1">Use Open Source…</text:span></text:p>
            <text:p text:style-name="P1"><text:span text:style-name="T1"/></text:p>
            <text:p text:style-name="P1"><text:span text:style-name="T4">tools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3" draw:text-style-name="P6" draw:layer="layout" svg:width="25.199cm" svg:height="21.046cm" svg:x="1.016cm" svg:y="1.234cm" presentation:class="subtitle" presentation:user-transformed="true">
          <draw:text-box>
            <text:p text:style-name="P5"><text:span text:style-name="T2">Open Hardware</text:span></text:p>
            <text:p text:style-name="P5"><text:span text:style-name="T5"/></text:p>
            <text:p text:style-name="P5"><text:span text:style-name="T6"/></text:p>
            <text:p text:style-name="P5"><text:span text:style-name="T5"><text:tab/></text:span><text:span text:style-name="T7">- Raspberry Pi</text:span><text:span text:style-name="T5"> </text:span><text:span text:style-name="T5"><text:tab/></text:span><text:span text:style-name="T5"> <text:s text:c="5"/></text:span><text:span text:style-name="T5"><text:tab/></text:span><text:span text:style-name="T5"><text:tab/></text:span><text:span text:style-name="T5"><text:tab/></text:span><text:span text:style-name="T8">www.raspberrypi.org</text:span></text:p>
            <text:p text:style-name="P5"><text:span text:style-name="T5"><text:tab/></text:span></text:p>
            <text:p text:style-name="P5"><text:span text:style-name="T7"><text:tab/></text:span><text:span text:style-name="T7">- Arduino</text:span><text:span text:style-name="T5">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8">www.arduino.cc</text:span></text:p>
            <text:p text:style-name="P5"><text:span text:style-name="T9"><text:tab/></text:span></text:p>
            <text:p text:style-name="P5"><text:span text:style-name="T9"><text:tab/></text:span><text:span text:style-name="T9">- Sparkfun</text:span><text:span text:style-name="T10"> </text:span><text:span text:style-name="T10"><text:tab/></text:span><text:span text:style-name="T10"><text:tab/></text:span><text:span text:style-name="T10"><text:tab/></text:span><text:span text:style-name="T10"> <text:s text:c="2"/></text:span><text:span text:style-name="T10"><text:tab/></text:span><text:span text:style-name="T10"><text:tab/></text:span><text:span text:style-name="T10"><text:tab/></text:span><text:span text:style-name="T10"><text:tab/></text:span><text:span text:style-name="T11">www.sparkfun.com</text:span></text:p>
            <text:p text:style-name="P5"><text:span text:style-name="T9"><text:tab/></text:span></text:p>
            <text:p text:style-name="P5"><text:span text:style-name="T9"><text:tab/></text:span><text:span text:style-name="T9">- microbit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1">www.microbit.org</text:span></text:p>
            <text:p text:style-name="P5"><text:span text:style-name="T10"><text:tab/></text:span></text:p>
            <text:p text:style-name="P5"><text:span text:style-name="T10"><text:tab/></text:span><text:span text:style-name="T10">- nodeMCU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1">www.nodemcu.com</text:span><text:span text:style-name="T11"><text:tab/></text:span></text:p>
            <text:p text:style-name="P5"><text:span text:style-name="T10"><text:tab/></text:span><text:span text:style-name="T10"><text:tab/></text:span></text:p>
            <text:p text:style-name="P5"><text:span text:style-name="T10"><text:tab/></text:span><text:span text:style-name="T9">- Mycroft.ai</text:span><text:span text:style-name="T10">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1">www.mycroft.ai </text:span></text:p>
            <text:p text:style-name="P5"><text:span text:style-name="T10"/></text:p>
            <text:p text:style-name="P5"><text:span text:style-name="T12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text-style-name="P8" draw:layer="layout" svg:width="25.199cm" svg:height="19.34cm" svg:x="1.016cm" svg:y="1.234cm" presentation:class="subtitle" presentation:user-transformed="true">
          <draw:text-box>
            <text:p text:style-name="P7"><text:span text:style-name="T2">Open Software</text:span></text:p>
            <text:p text:style-name="P7"><text:span text:style-name="T2"/></text:p>
            <text:p text:style-name="P7"><text:span text:style-name="T13">Machine Learning</text:span></text:p>
            <text:p text:style-name="P7"><text:span text:style-name="T2"/></text:p>
            <text:p text:style-name="P7"><text:span text:style-name="T14"><text:tab/></text:span><text:span text:style-name="T14">- TensorFlow</text:span></text:p>
            <text:p text:style-name="P7"><text:span text:style-name="T14"/></text:p>
            <text:p text:style-name="P7"><text:span text:style-name="T14"><text:tab/></text:span><text:span text:style-name="T14">- Keras</text:span></text:p>
            <text:p text:style-name="P7"><text:span text:style-name="T14"/></text:p>
            <text:p text:style-name="P7"><text:span text:style-name="T14"><text:tab/></text:span><text:span text:style-name="T14">- pyTorch 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text-style-name="P2" draw:layer="layout" svg:width="25.199cm" svg:height="20.758cm" svg:x="1.016cm" svg:y="1.234cm" presentation:class="subtitle" presentation:user-transformed="true">
          <draw:text-box>
            <text:p text:style-name="P7"><text:span text:style-name="T2">Open Software</text:span></text:p>
            <text:p text:style-name="P7"><text:span text:style-name="T2"/></text:p>
            <text:p text:style-name="P7"><text:span text:style-name="T13">Speech-to-Text</text:span></text:p>
            <text:p text:style-name="P7"><text:span text:style-name="T2"/></text:p>
            <text:p text:style-name="P7"><text:span text:style-name="T14"><text:tab/></text:span><text:span text:style-name="T14">- DeepSpeech</text:span></text:p>
            <text:p text:style-name="P7"><text:span text:style-name="T14"/></text:p>
            <text:p text:style-name="P7"><text:span text:style-name="T14"><text:tab/></text:span><text:span text:style-name="T14">- Kaldi</text:span></text:p>
            <text:p text:style-name="P7"><text:span text:style-name="T14"/></text:p>
            <text:p text:style-name="P7"><text:span text:style-name="T14"><text:tab/></text:span><text:span text:style-name="T14">- py-Kaldi</text:span></text:p>
            <text:p text:style-name="P7"><text:span text:style-name="T14"/></text:p>
            <text:p text:style-name="P7"><text:span text:style-name="T14"><text:tab/></text:span><text:span text:style-name="T14">- CMU-Sphinx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text-style-name="P2" draw:layer="layout" svg:width="25.199cm" svg:height="19.674cm" svg:x="1.016cm" svg:y="1.234cm" presentation:class="subtitle" presentation:user-transformed="true">
          <draw:text-box>
            <text:p text:style-name="P7"><text:span text:style-name="T2">Open Software</text:span></text:p>
            <text:p text:style-name="P7"><text:span text:style-name="T2"/></text:p>
            <text:p text:style-name="P7"><text:span text:style-name="T13">Text-to-Speech</text:span></text:p>
            <text:p text:style-name="P7"><text:span text:style-name="T15"><text:tab/></text:span></text:p>
            <text:p text:style-name="P7"><text:span text:style-name="T2"><text:tab/></text:span><text:span text:style-name="T15">- eSpeak-NG</text:span></text:p>
            <text:p text:style-name="P7"><text:span text:style-name="T15"/></text:p>
            <text:p text:style-name="P7"><text:span text:style-name="T15"><text:tab/></text:span><text:span text:style-name="T15">- RHVoice</text:span></text:p>
            <text:p text:style-name="P7"><text:span text:style-name="T15"/></text:p>
            <text:p text:style-name="P7"><text:span text:style-name="T15"><text:tab/></text:span><text:span text:style-name="T15">- Festival</text:span></text:p>
            <text:p text:style-name="P7"><text:span text:style-name="T15"/></text:p>
            <text:p text:style-name="P7"><text:span text:style-name="T15"><text:tab/></text:span><text:span text:style-name="T15">- Merlin</text:span></text:p>
            <text:p text:style-name="P7"><text:span text:style-name="T15"/></text:p>
            <text:p text:style-name="P7"><text:span text:style-name="T15"><text:tab/></text:span><text:span text:style-name="T15">- Tacotron</text:span></text:p>
            <text:p text:style-name="P1"><text:span text:style-name="T15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2" draw:layer="layout" svg:width="25.199cm" svg:height="19.34cm" svg:x="1.016cm" svg:y="1.234cm" presentation:class="subtitle" presentation:user-transformed="true">
          <draw:text-box>
            <text:p text:style-name="P1"><text:span text:style-name="T1">Use Open Licensed…</text:span></text:p>
            <text:p text:style-name="P1"><text:span text:style-name="T1"/></text:p>
            <text:p text:style-name="P1"><text:span text:style-name="T4">data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5" draw:text-style-name="P11" draw:layer="layout" svg:width="25.199cm" svg:height="26.326cm" svg:x="1.016cm" svg:y="1.234cm" presentation:class="subtitle" presentation:user-transformed="true">
          <draw:text-box>
            <text:p text:style-name="P9"><text:span text:style-name="T2">Open Data</text:span></text:p>
            <text:p text:style-name="P9"><text:span text:style-name="T16"/></text:p>
            <text:p text:style-name="P9"><text:span text:style-name="T14">Speech</text:span></text:p>
            <text:p text:style-name="P9"><text:span text:style-name="T17"/></text:p>
            <text:p text:style-name="P9"><text:span text:style-name="T16"><text:tab/></text:span><text:span text:style-name="T16">- Common Voice <text:s text:c="3"/></text:span><text:span text:style-name="T18">www.voice.mozilla.org/en/datasets</text:span></text:p>
            <text:p text:style-name="P9"><text:span text:style-name="T16"/></text:p>
            <text:p text:style-name="P9"><text:span text:style-name="T16"><text:tab/></text:span><text:span text:style-name="T16">- More </text:span><text:span text:style-name="T16"><text:tab/></text:span><text:span text:style-name="T16"><text:tab/></text:span><text:span text:style-name="T16"> </text:span><text:span text:style-name="T16"><text:tab/></text:span><text:span text:style-name="T16"> <text:s text:c="2"/></text:span><text:span text:style-name="T18">www.github.com/jrmeyer/open-speech-data</text:span></text:p>
            <text:p text:style-name="P9"><text:span text:style-name="T16"/></text:p>
            <text:p text:style-name="P9"><text:span text:style-name="T14">Text</text:span></text:p>
            <text:p text:style-name="P9"><text:span text:style-name="T16"/></text:p>
            <text:p text:style-name="P9"><text:span text:style-name="T16"><text:tab/></text:span><text:span text:style-name="T16">- Wikipedia 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8">www.dumps.wikimedia.org</text:span></text:p>
            <text:p text:style-name="P9"><text:span text:style-name="T16"><text:tab/></text:span></text:p>
            <text:p text:style-name="P9"><text:span text:style-name="T16"/></text:p>
            <text:p text:style-name="P9"><text:span text:style-name="T16"/></text:p>
            <text:p text:style-name="P10"><text:span text:style-name="T16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2" draw:layer="layout" svg:width="25.199cm" svg:height="19.34cm" svg:x="1.016cm" svg:y="1.234cm" presentation:class="subtitle" presentation:user-transformed="true">
          <draw:text-box>
            <text:p text:style-name="P1"><text:span text:style-name="T19">Thanks for your attention:)</text:span></text:p>
            <text:p text:style-name="P1"><text:span text:style-name="T19"/></text:p>
            <text:p text:style-name="P1"><text:span text:style-name="T19">Рахмат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Display O" svg:font-family="'Linux Libertine Display O'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6T05:30:38.412409355</meta:creation-date>
    <dc:date>2019-03-11T05:37:09.359061593</dc:date>
    <meta:editing-duration>PT2H39M27S</meta:editing-duration>
    <meta:editing-cycles>33</meta:editing-cycles>
    <meta:generator>LibreOffice/6.0.7.3$Linux_X86_64 LibreOffice_project/00m0$Build-3</meta:generator>
    <meta:document-statistic meta:object-count="52"/>
  </office:meta>
</office:document-meta>
</file>